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(mV)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sigma v</text:p>
          </table:table-cell>
          <table:table-cell office:value-type="string" calcext:value-type="string">
            <text:p>sigma I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76" calcext:value-type="float">
            <text:p>2.7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1" calcext:value-type="float">
            <text:p>5.1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98" calcext:value-type="float">
            <text:p>11.9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2.28" calcext:value-type="float">
            <text:p>22.2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.97" calcext:value-type="float">
            <text:p>25.97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24" calcext:value-type="float">
            <text:p>27.2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1.43" calcext:value-type="float">
            <text:p>31.43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98" calcext:value-type="float">
            <text:p>33.9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7.1" calcext:value-type="float">
            <text:p>37.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8.64" calcext:value-type="float">
            <text:p>38.6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1.8" calcext:value-type="float">
            <text:p>51.8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2.6" calcext:value-type="float">
            <text:p>52.6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66.5" calcext:value-type="float">
            <text:p>66.5</text:p>
          </table:table-cell>
          <table:table-cell table:number-columns-repeated="2" office:value-type="float" office:value="0.1" calcext:value-type="float">
            <text:p>0.1</text:p>
          </table:table-cell>
        </table:table-row>
      </table:table>
      <table:named-expressions/>
      <table:database-ranges>
        <table:database-range table:name="__Anonymous_Sheet_DB__0" table:target-range-address="Sheet1.B2:Sheet1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1:09:35.887608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4:01:20.386008724</meta:creation-date>
    <dc:date>2019-10-10T11:27:00.470737177</dc:date>
    <meta:editing-duration>PT9M18S</meta:editing-duration>
    <meta:editing-cycles>2</meta:editing-cycles>
    <meta:generator>LibreOffice/6.0.7.3$Linux_X86_64 LibreOffice_project/00m0$Build-3</meta:generator>
    <meta:document-statistic meta:table-count="1" meta:cell-count="64" meta:object-count="0"/>
  </office:meta>
</office:document-meta>
</file>